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636D000030AE0A079C1A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cm" svg:height="2.376cm" svg:x="2.2cm" svg:y="1.2cm">
          <draw:text-box>
            <text:p><text:span text:style-name="T1">HTTP client-server interaction</text:span></text:p>
          </draw:text-box>
        </draw:frame>
        <draw:frame draw:style-name="gr2" draw:text-style-name="P2" draw:layer="layout" svg:width="25.452cm" svg:height="12.461cm" svg:x="2.248cm" svg:y="5.439cm">
          <draw:image xlink:href="Pictures/200000010000636D000030AE0A079C1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rry </meta:initial-creator>
    <meta:creation-date>2012-06-25T23:32:20</meta:creation-date>
    <dc:date>2012-06-26T00:05:01</dc:date>
    <dc:creator>harry </dc:creator>
    <meta:editing-duration>P0D</meta:editing-duration>
    <meta:editing-cycles>2</meta:editing-cycles>
    <meta:generator>LibreOffice/3.5$Linux_X86_64 LibreOffice_project/350m1$Build-2</meta:generator>
    <meta:printed-by>harry </meta:printed-by>
    <meta:print-date>2012-06-25T23:59:16</meta:print-date>
    <meta:document-statistic meta:object-count="2"/>
  </office:meta>
</office:document-meta>
</file>